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NameIndex.indexToString( int id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bNameIndex.DbNameIndex( ConnectionRecoveryManager conMgr ,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bNameIndex.getString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bNameIndex.stringToIndex( String 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bNameIndex.insertString( String 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bNameIndex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bNameIndex.getIndex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bNameIndex.init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